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tyle:font-family-generic="swiss"/>
    <style:font-face style:name="Quicksand" svg:font-family="Quicksand"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25in"/>
    </style:style>
    <style:style style:name="Table1.B" style:family="table-column">
      <style:table-column-properties style:column-width="5.30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ffed" officeooo:paragraph-rsid="001effed"/>
    </style:style>
    <style:style style:name="P2" style:family="paragraph" style:parent-style-name="Standard">
      <style:text-properties style:font-name="Quicksand" fo:font-size="22pt" officeooo:rsid="0022153d" officeooo:paragraph-rsid="0022153d"/>
    </style:style>
    <style:style style:name="P3" style:family="paragraph" style:parent-style-name="Standard">
      <style:paragraph-properties style:writing-mode="lr-tb"/>
      <style:text-properties officeooo:rsid="001effed" officeooo:paragraph-rsid="001effed"/>
    </style:style>
    <style:style style:name="P4" style:family="paragraph" style:parent-style-name="Standard">
      <style:paragraph-properties fo:margin-left="0in" fo:margin-right="0in" fo:text-indent="0in" style:auto-text-indent="false"/>
      <style:text-properties officeooo:rsid="001effed" officeooo:paragraph-rsid="001effed"/>
    </style:style>
    <style:style style:name="P5" style:family="paragraph" style:parent-style-name="Standard">
      <style:paragraph-properties fo:margin-left="0in" fo:margin-right="0in" fo:text-indent="0in" style:auto-text-indent="false"/>
      <style:text-properties officeooo:rsid="0022153d" officeooo:paragraph-rsid="0022153d"/>
    </style:style>
    <style:style style:name="P6" style:family="paragraph" style:parent-style-name="Standard">
      <style:paragraph-properties fo:margin-left="0in" fo:margin-right="0in" fo:text-align="justify" style:justify-single-word="false" fo:text-indent="0in" style:auto-text-indent="false"/>
      <style:text-properties officeooo:rsid="0022153d" officeooo:paragraph-rsid="0022153d"/>
    </style:style>
    <style:style style:name="P7" style:family="paragraph" style:parent-style-name="Standard">
      <style:paragraph-properties fo:margin-left="0in" fo:margin-right="0in" fo:text-indent="0in" style:auto-text-indent="false"/>
      <style:text-properties fo:font-weight="bold" officeooo:rsid="0022153d" officeooo:paragraph-rsid="0022153d" style:font-weight-asian="bold" style:font-weight-complex="bold"/>
    </style:style>
    <style:style style:name="P8" style:family="paragraph" style:parent-style-name="Standard">
      <style:paragraph-properties fo:margin-left="0in" fo:margin-right="0in" fo:text-indent="0in" style:auto-text-indent="false"/>
      <style:text-properties officeooo:rsid="00284d54" officeooo:paragraph-rsid="00284d54"/>
    </style:style>
    <style:style style:name="P9" style:family="paragraph" style:parent-style-name="Standard">
      <style:paragraph-properties fo:margin-left="0in" fo:margin-right="0in" fo:text-indent="0in" style:auto-text-indent="false"/>
      <style:text-properties fo:font-size="16pt" fo:font-weight="bold" officeooo:rsid="0022153d" officeooo:paragraph-rsid="0022153d" style:font-weight-asian="bold" style:font-weight-complex="bold"/>
    </style:style>
    <style:style style:name="P10" style:family="paragraph" style:parent-style-name="Standard">
      <style:paragraph-properties fo:margin-left="0in" fo:margin-right="0in" fo:text-indent="0in" style:auto-text-indent="false" style:writing-mode="lr-tb"/>
      <style:text-properties fo:font-size="16pt" fo:font-weight="bold" officeooo:rsid="0022153d" officeooo:paragraph-rsid="0022153d" style:font-weight-asian="bold" style:font-weight-complex="bold"/>
    </style:style>
    <style:style style:name="P11" style:family="paragraph" style:parent-style-name="Table_20_Contents">
      <style:text-properties officeooo:rsid="0028a0f8" officeooo:paragraph-rsid="0028a0f8"/>
    </style:style>
    <style:style style:name="P12" style:family="paragraph" style:parent-style-name="Table_20_Contents">
      <style:text-properties fo:font-weight="bold" officeooo:rsid="0022153d" officeooo:paragraph-rsid="0022153d" style:font-weight-asian="bold" style:font-weight-complex="bold"/>
    </style:style>
    <style:style style:name="P13" style:family="paragraph" style:parent-style-name="Table_20_Contents">
      <style:text-properties officeooo:rsid="002a3911" officeooo:paragraph-rsid="0028a0f8"/>
    </style:style>
    <style:style style:name="P14" style:family="paragraph" style:parent-style-name="Table_20_Contents">
      <style:text-properties officeooo:rsid="002a3911" officeooo:paragraph-rsid="002a3911"/>
    </style:style>
    <style:style style:name="P15" style:family="paragraph" style:parent-style-name="Table_20_Contents">
      <style:paragraph-properties style:writing-mode="lr-tb"/>
      <style:text-properties fo:font-weight="bold" officeooo:rsid="0022153d" officeooo:paragraph-rsid="0022153d" style:font-weight-asian="bold" style:font-weight-complex="bold"/>
    </style:style>
    <style:style style:name="P16" style:family="paragraph" style:parent-style-name="Table_20_Contents">
      <style:paragraph-properties fo:text-align="start" style:justify-single-word="false" style:writing-mode="lr-tb"/>
      <style:text-properties officeooo:rsid="0028a0f8" officeooo:paragraph-rsid="0028a0f8"/>
    </style:style>
    <style:style style:name="T1" style:family="text">
      <style:text-properties officeooo:rsid="0022153d"/>
    </style:style>
    <style:style style:name="T2" style:family="text">
      <style:text-properties officeooo:rsid="002371bc"/>
    </style:style>
    <style:style style:name="T3" style:family="text">
      <style:text-properties officeooo:rsid="0026e986"/>
    </style:style>
    <style:style style:name="T4" style:family="text">
      <style:text-properties officeooo:rsid="002a3911"/>
    </style:style>
    <style:style style:name="T5" style:family="text">
      <style:text-properties officeooo:rsid="002ab534"/>
    </style:style>
    <style:style style:name="T6" style:family="text">
      <style:text-properties style:text-position="super 58%" officeooo:rsid="002ab534"/>
    </style:style>
    <style:style style:name="T7" style:family="text">
      <style:text-properties style:text-position="0% 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Practical Research</text:span> | <text:span text:style-name="T5">3</text:span><text:span text:style-name="T6">rd</text:span><text:span text:style-name="T5"> </text:span>Quarter</text:p>
      <text:p text:style-name="P2">Task 4: Statement of the Problem and Beneficiaries of Research Project</text:p>
      <text:p text:style-name="P3">January <text:span text:style-name="T1">27</text:span> 2021</text:p>
      <text:p text:style-name="P4"/>
      <text:p text:style-name="P10">Statement of the Problem</text:p>
      <text:p text:style-name="Horizontal_20_Line"/>
      <text:p text:style-name="P7">Part A: The Ideal</text:p>
      <text:p text:style-name="P5"/>
      <text:p text:style-name="P6"><text:tab/>The desired goal is to be able to learn Python with efficient<text:span text:style-name="T2">ly, and having to be able</text:span> <text:span text:style-name="T2">to maximize the</text:span> time, and ingest the information <text:span text:style-name="T3">effectively</text:span>. <text:span text:style-name="T3">Since self-studying learners of Python such as me, may be lost and confused as to which aspects of Python I should learn first, we need the best progressive sequence of lessons, <text:s/>materials/resources to learn from, and set of hands-on activities to enhance the student/learner’s proficiency of the language.</text:span></text:p>
      <text:p text:style-name="P5"/>
      <text:p text:style-name="P7">Part B: <text:span text:style-name="T3">The Reality</text:span></text:p>
      <text:p text:style-name="P5"/>
      <text:p text:style-name="P6"><text:tab/><text:span text:style-name="T3">There is a vast internet of possible ways to learn Python, and a vast internet of resources to learn from, and an infinite functions or programs to help the student/learner enhance their fluency in the language. Finding the most optimal way to learn Python will be looking for diamond in the middle of a desert. </text:span></text:p>
      <text:p text:style-name="P5"/>
      <text:p text:style-name="P7">Part C: <text:span text:style-name="T3">The Consequences</text:span></text:p>
      <text:p text:style-name="P5"/>
      <text:p text:style-name="P8"><text:tab/>To help ease this situation, this study proposes to seek expert advice from experienced Python programmers, and formulate the almost, if not, best strategy to learn Python from this multitude of sources. The researchers plan to send out Google Forms to notable and well-rehearsed Python programmers. We will consider some recognizable subjects for our research.</text:p>
      <text:p text:style-name="P5"/>
      <text:p text:style-name="P5"/>
      <text:p text:style-name="P9">Beneficiaries of the Research Project</text:p>
      <text:p text:style-name="Horizontal_20_Line"/>
      <table:table table:name="Table1" table:style-name="Table1">
        <table:table-column table:style-name="Table1.A"/>
        <table:table-column table:style-name="Table1.B"/>
        <table:table-row table:style-name="TableLine1529017075632">
          <table:table-cell table:style-name="Table1.A1" office:value-type="string">
            <text:p text:style-name="P15">Beneficiaries</text:p>
          </table:table-cell>
          <table:table-cell table:style-name="Table1.B1" office:value-type="string">
            <text:p text:style-name="P12">Benefits Received from the result of the study</text:p>
          </table:table-cell>
        </table:table-row>
        <table:table-row table:style-name="TableLine1529017075632">
          <table:table-cell table:style-name="Table1.A2" office:value-type="string">
            <text:p text:style-name="P16">Python <text:span text:style-name="T4">S</text:span>tudents/Students</text:p>
          </table:table-cell>
          <table:table-cell table:style-name="Table1.B2" office:value-type="string">
            <text:p text:style-name="P11">Well-prepared and studied course in the cost of free.</text:p>
          </table:table-cell>
        </table:table-row>
        <table:table-row table:style-name="TableLine1529017075632">
          <table:table-cell table:style-name="Table1.A2" office:value-type="string">
            <text:p text:style-name="P13">Computer/Python Teachers</text:p>
          </table:table-cell>
          <table:table-cell table:style-name="Table1.B2" office:value-type="string">
            <text:p text:style-name="P14">Prepared course to teach to students.</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alibri" svg:font-family="Calibri" style:font-family-generic="swiss"/>
    <style:font-face style:name="Quicksand" svg:font-family="Quicksand"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true" style:font-name-asian="Calibri" style:font-size-asian="10.5pt" style:language-asian="zh" style:country-asian="CN" style:font-name-complex="Calib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Calibri" style:font-size-asian="10.5pt" style:language-asian="zh" style:country-asian="CN" style:font-name-complex="Calib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name-asian="Calibri" style:font-family-asian="Calibri" style:font-family-generic-asian="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name-asian="Calibri" style:font-family-asian="Calibri" style:font-family-generic-asian="swiss"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name-asian="Calibri" style:font-family-asian="Calibri" style:font-family-generic-asian="swis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7T14:31:08.142000000</meta:creation-date>
    <meta:editing-duration>PT21H22M38S</meta:editing-duration>
    <meta:editing-cycles>6</meta:editing-cycles>
    <meta:generator>LibreOffice/7.0.4.2$Windows_X86_64 LibreOffice_project/dcf040e67528d9187c66b2379df5ea4407429775</meta:generator>
    <dc:date>2021-01-28T12:36:50.807000000</dc:date>
    <meta:document-statistic meta:table-count="1" meta:image-count="0" meta:object-count="0" meta:page-count="1" meta:paragraph-count="17" meta:word-count="252" meta:character-count="1566" meta:non-whitespace-character-count="1326"/>
    <meta:template xlink:type="simple" xlink:actuate="onRequest" xlink:title="BAG2 Template" xlink:href="../../../../AppData/Roaming/LibreOffice/4/user/template/BAG2%20Template.ott" meta:date="2021-01-27T14:31:07.723000000"/>
  </office:meta>
</office:document-meta>
</file>